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21pt" style:font-size-asian="21pt" style:font-size-complex="21pt" style:font-family-generic="roman"/>
    </style:style>
    <style:style style:name="ce4" style:family="table-cell" style:parent-style-name="Default" style:data-style-name="N0">
      <style:table-cell-properties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Comma" style:data-style-name="N35">
      <style:text-properties fo:color="#000000"/>
    </style:style>
    <style:style style:name="ce6" style:family="table-cell" style:parent-style-name="Comma" style:data-style-name="N35">
      <style:table-cell-properties style:vertical-align="middle"/>
      <style:text-properties fo:color="#000000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14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88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2" table:default-cell-style-name="ce1"/>
        <table:table-column table:style-name="co1" table:number-columns-repeated="16375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parameter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unity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complementary info</text:p>
          </table:table-cell>
          <table:table-cell office:value-type="string" table:style-name="ce1">
            <text:p>source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g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mall …</text:p>
          </table:table-cell>
          <table:table-cell office:value-type="string" table:style-name="ce1">
            <text:p>allee effect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m</text:p>
          </table:table-cell>
          <table:table-cell table:number-columns-repeated="2" table:style-name="ce1"/>
          <table:table-cell office:value-type="percentage" office:value="0.02" table:style-name="ce2">
            <text:p>2%</text:p>
          </table:table-cell>
          <table:table-cell table:number-columns-repeated="3" table:style-name="ce1"/>
          <table:table-cell office:value-type="string" table:style-name="ce3">
            <text:p>Forest tree growth and dynamics atLa Selva, Costa Rica (1969-1982)</text:p>
          </table:table-cell>
          <table:table-cell table:number-columns-repeated="16374"/>
        </table:table-row>
        <table:table-row table:style-name="ro2">
          <table:table-cell/>
          <table:table-cell table:number-columns-repeated="4" table:style-name="ce1"/>
          <table:table-cell office:value-type="percentage" office:value="0.08" table:style-name="ce2">
            <text:p>8%</text:p>
          </table:table-cell>
          <table:table-cell table:number-columns-repeated="2" table:style-name="ce1"/>
          <table:table-cell office:value-type="string" table:style-name="ce1">
            <text:p>Danish oak forest</text:p>
          </table:table-cell>
          <table:table-cell office:value-type="string" table:style-name="ce3">
            <text:p>Estimation of Standing Crop and Turnover of Dead Wood in a Danish Oak Forest</text:p>
          </table:table-cell>
          <table:table-cell table:number-columns-repeated="16374"/>
        </table:table-row>
        <table:table-row table:style-name="ro2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50" table:style-name="ce1">
            <text:p>550</text:p>
          </table:table-cell>
          <table:table-cell office:value-type="string" table:style-name="ce2">
            <text:p>54…</text:p>
          </table:table-cell>
          <table:table-cell office:value-type="string" table:style-name="ce1">
            <text:p>Mg.ha-1</text:p>
          </table:table-cell>
          <table:table-cell table:style-name="ce1"/>
          <table:table-cell office:value-type="string" table:style-name="ce1">
            <text:p>dezadwood biomass</text:p>
          </table:table-cell>
          <table:table-cell office:value-type="string" table:style-name="ce3">
            <text:p>Deadwood in New Zealand's indigenous forests</text:p>
          </table:table-cell>
          <table:table-cell table:number-columns-repeated="16374"/>
        </table:table-row>
        <table:table-row table:style-name="ro2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890" table:style-name="ce1">
            <text:p>1890</text:p>
          </table:table-cell>
          <table:table-cell office:value-type="string" table:style-name="ce2">
            <text:p>158…</text:p>
          </table:table-cell>
          <table:table-cell office:value-type="string" table:style-name="ce1">
            <text:p>m3.h-1</text:p>
          </table:table-cell>
          <table:table-cell table:style-name="ce1"/>
          <table:table-cell office:value-type="string" table:style-name="ce1">
            <text:p>deadwood volume</text:p>
          </table:table-cell>
          <table:table-cell office:value-type="string" table:style-name="ce3">
            <text:p>Deadwood in New Zealand's indigenous forests</text:p>
          </table:table-cell>
          <table:table-cell table:number-columns-repeated="16374"/>
        </table:table-row>
        <table:table-row table:style-name="ro2">
          <table:table-cell/>
          <table:table-cell table:number-columns-repeated="4" table:style-name="ce1"/>
          <table:table-cell office:value-type="percentage" office:value="0.2" table:style-name="ce2">
            <text:p>20%</text:p>
          </table:table-cell>
          <table:table-cell office:value-type="string" table:style-name="ce1">
            <text:p>pourcent</text:p>
          </table:table-cell>
          <table:table-cell table:style-name="ce1"/>
          <table:table-cell office:value-type="string" table:style-name="ce1">
            <text:p>In old-growth forests, dead wood comprised about 20% of the total wood mass</text:p>
          </table:table-cell>
          <table:table-cell office:value-type="string" table:style-name="ce3">
            <text:p>Dynamics of the dead wood carbon pool in northwestern Russian boreal forests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d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m3.ha-1</text:p>
          </table:table-cell>
          <table:table-cell table:number-columns-repeated="2" table:style-name="ce1"/>
          <table:table-cell office:value-type="string" table:style-name="ce1">
            <text:p>Dynamics of dead wood and regeneration pattern in natural spruce forest in the Tatra Mountains, Poland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2.9100000000000001E-2" table:style-name="ce1">
            <text:p>0,0291</text:p>
          </table:table-cell>
          <table:table-cell office:value-type="float" office:value="3.5999999999999997E-2" table:style-name="ce1">
            <text:p>0,036</text:p>
          </table:table-cell>
          <table:table-cell office:value-type="float" office:value="3.3000000000000002E-2" table:style-name="ce1">
            <text:p>0,033</text:p>
          </table:table-cell>
          <table:table-cell office:value-type="string" table:style-name="ce1">
            <text:p>annual rate</text:p>
          </table:table-cell>
          <table:table-cell table:number-columns-repeated="2" table:style-name="ce1"/>
          <table:table-cell office:value-type="string" table:style-name="ce1">
            <text:p>Decomposition rate constants of Picea abies logs in southeastern Norway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3.4000000000000002E-2" table:style-name="ce1">
            <text:p>0,034</text:p>
          </table:table-cell>
          <table:table-cell office:value-type="string" table:style-name="ce1">
            <text:p>annual rate</text:p>
          </table:table-cell>
          <table:table-cell table:number-columns-repeated="2" table:style-name="ce1"/>
          <table:table-cell office:value-type="string" table:style-name="ce1">
            <text:p>Krankina and Harmon 1995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,,145</text:p>
          </table:table-cell>
          <table:table-cell office:value-type="string" table:style-name="ce1">
            <text:p>0.040</text:p>
          </table:table-cell>
          <table:table-cell office:value-type="string" table:style-name="ce1">
            <text:p>years -1</text:p>
          </table:table-cell>
          <table:table-cell table:number-columns-repeated="2" table:style-name="ce1"/>
          <table:table-cell office:value-type="string" table:style-name="ce1">
            <text:p>Soil attributes and microclimate are important drivers of initial deadwood decay in sub-alpine Norway spruce forests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years</text:p>
          </table:table-cell>
          <table:table-cell office:value-type="string" table:style-name="ce1">
            <text:p>half life</text:p>
          </table:table-cell>
          <table:table-cell table:style-name="ce1"/>
          <table:table-cell office:value-type="string" table:style-name="ce1">
            <text:p>Soil attributes and microclimate are important drivers of initial deadwood decay in sub-alpine Norway spruce forests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0.215" table:style-name="ce1">
            <text:p>0,215</text:p>
          </table:table-cell>
          <table:table-cell office:value-type="float" office:value="0.496" table:style-name="ce1">
            <text:p>0,496</text:p>
          </table:table-cell>
          <table:table-cell office:value-type="float" office:value="0.375" table:style-name="ce1">
            <text:p>0,375</text:p>
          </table:table-cell>
          <table:table-cell office:value-type="string" table:style-name="ce1">
            <text:p>years-1</text:p>
          </table:table-cell>
          <table:table-cell table:number-columns-repeated="2" table:style-name="ce1"/>
          <table:table-cell office:value-type="string" table:style-name="ce1">
            <text:p>Quantifying decay progression of deadwood in Mediterranean mountain forests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4.3999999999999997E-2" table:style-name="ce1">
            <text:p>0,044</text:p>
          </table:table-cell>
          <table:table-cell office:value-type="float" office:value="0.96299999999999997" table:style-name="ce1">
            <text:p>0,963</text:p>
          </table:table-cell>
          <table:table-cell table:style-name="ce1"/>
          <table:table-cell office:value-type="string" table:style-name="ce1">
            <text:p>years-1</text:p>
          </table:table-cell>
          <table:table-cell office:value-type="string" table:style-name="ce1">
            <text:p>amazonian</text:p>
          </table:table-cell>
          <table:table-cell table:style-name="ce1"/>
          <table:table-cell office:value-type="string" table:style-name="ce1">
            <text:p>Decomposition rates of coarse woody debris in undisturbed Amazonian seasonally flooded and unflooded forests in the Rio Negro-Rio Branco Basin in Roraima, Brazil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1.4E-2" table:style-name="ce1">
            <text:p>0,014</text:p>
          </table:table-cell>
          <table:table-cell office:value-type="float" office:value="6.6000000000000003E-2" table:style-name="ce1">
            <text:p>0,066</text:p>
          </table:table-cell>
          <table:table-cell table:style-name="ce1"/>
          <table:table-cell office:value-type="string" table:style-name="ce1">
            <text:p>years-1</text:p>
          </table:table-cell>
          <table:table-cell office:value-type="string" table:style-name="ce1">
            <text:p>European boreal forests</text:p>
          </table:table-cell>
          <table:table-cell table:style-name="ce1"/>
          <table:table-cell office:value-type="string" table:style-name="ce1">
            <text:p>Influence of the substrate and ecosystem attributes on the decomposition rates of coarse woody debris in European boreal forests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52" table:style-name="ce1">
            <text:p>0,52</text:p>
          </table:table-cell>
          <table:table-cell table:style-name="ce1"/>
          <table:table-cell office:value-type="string" table:style-name="ce1">
            <text:p>years-1</text:p>
          </table:table-cell>
          <table:table-cell table:number-columns-repeated="2" table:style-name="ce1"/>
          <table:table-cell office:value-type="string" table:style-name="ce1">
            <text:p>The Quantity and Turnover of Dead Wood in Permanent Forest Plots in Six Life Zones of Venezuela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1.5" table:style-name="ce1">
            <text:p>1,5</text:p>
          </table:table-cell>
          <table:table-cell office:value-type="float" office:value="7.8" table:style-name="ce1">
            <text:p>7,8</text:p>
          </table:table-cell>
          <table:table-cell table:style-name="ce1"/>
          <table:table-cell office:value-type="string" table:style-name="ce1">
            <text:p>pourcent</text:p>
          </table:table-cell>
          <table:table-cell office:value-type="string" table:style-name="ce1">
            <text:p>Annual decomposition rates</text:p>
          </table:table-cell>
          <table:table-cell office:value-type="string" table:style-name="ce1">
            <text:p>Le taux annuel de décomposition varie selon l’espèce et, dans le cas des billes, varie de 4,2 à 7,8 % pour B. pendula, de 2,6 à 4,9 % pour Picea spp., de 2,7 à 4,4 % pour Pinus sylvestris, de 1,5 à 3,1 % pour Larix spp. et de 1,5 à 1,9 % pour Pinus koraiensis et Pinus siberica</text:p>
          </table:table-cell>
          <table:table-cell office:value-type="string" table:style-name="ce1">
            <text:p>A chronosequence of wood decomposition in the boreal forests of Russia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05" table:style-name="ce1">
            <text:p>0,05</text:p>
          </table:table-cell>
          <table:table-cell table:number-columns-repeated="4" table:style-name="ce1"/>
          <table:table-cell office:value-type="string" table:style-name="ce1">
            <text:p>Residence Times and Decay Rates of Downed Woody Debris Biomass/Carbon in Eastern US Forests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years</text:p>
          </table:table-cell>
          <table:table-cell office:value-type="string" table:style-name="ce1">
            <text:p>half life</text:p>
          </table:table-cell>
          <table:table-cell table:style-name="ce1"/>
          <table:table-cell office:value-type="string" table:style-name="ce1">
            <text:p>Residence Times and Decay Rates of Downed Woody Debris Biomass/Carbon in Eastern US Forests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percentage" office:value="3.3000000000000002E-2" table:style-name="ce7">
            <text:p>3,30%</text:p>
          </table:table-cell>
          <table:table-cell office:value-type="percentage" office:value="4.4999999999999998E-2" table:style-name="ce7">
            <text:p>4,50%</text:p>
          </table:table-cell>
          <table:table-cell table:style-name="ce1"/>
          <table:table-cell office:value-type="string" table:style-name="ce1">
            <text:p>pourcent</text:p>
          </table:table-cell>
          <table:table-cell office:value-type="string" table:style-name="ce1">
            <text:p>Annual decomposition rates</text:p>
          </table:table-cell>
          <table:table-cell table:style-name="ce1"/>
          <table:table-cell office:value-type="string" table:style-name="ce1">
            <text:p>Dynamics of the dead wood carbon pool in northwestern Russian boreal forests</text:p>
          </table:table-cell>
          <table:table-cell table:number-columns-repeated="16374"/>
        </table:table-row>
        <table:table-row table:style-name="ro3">
          <table:table-cell table:number-columns-repeated="2" table:style-name="ce5"/>
          <table:table-cell office:value-type="string" table:style-name="ce5">
            <text:p>frequency</text:p>
          </table:table-cell>
          <table:table-cell office:value-type="float" office:value="1" table:style-name="ce5">
            <text:p><text:s/>1,00<text:s text:c="3"/></text:p>
          </table:table-cell>
          <table:table-cell office:value-type="float" office:value="100" table:style-name="ce5">
            <text:p><text:s/>100,00<text:s text:c="3"/></text:p>
          </table:table-cell>
          <table:table-cell office:value-type="float" office:value="36" table:style-name="ce5">
            <text:p><text:s/>36,00<text:s text:c="3"/></text:p>
          </table:table-cell>
          <table:table-cell office:value-type="string" table:style-name="ce5">
            <text:p>years</text:p>
          </table:table-cell>
          <table:table-cell table:number-columns-repeated="2" table:style-name="ce5"/>
          <table:table-cell office:value-type="string" table:style-name="ce6">
            <text:p>Ecological foundations for fire management in North American forest and shrubland ecosystems</text:p>
          </table:table-cell>
          <table:table-cell table:number-columns-repeated="16374" table:style-name="ce5"/>
        </table:table-row>
        <table:table-row table:style-name="ro3">
          <table:table-cell table:number-columns-repeated="2"/>
          <table:table-cell table:number-columns-repeated="3" table:style-name="ce1"/>
          <table:table-cell office:value-type="float" office:value="130" table:style-name="ce1">
            <text:p>130</text:p>
          </table:table-cell>
          <table:table-cell office:value-type="string" table:style-name="ce1">
            <text:p>years</text:p>
          </table:table-cell>
          <table:table-cell office:value-type="string" table:style-name="ce1">
            <text:p>Canadian boreal forest</text:p>
          </table:table-cell>
          <table:table-cell table:style-name="ce1"/>
          <table:table-cell office:value-type="string" table:style-name="ce4">
            <text:p>Natural fire frequency for the eastern Canadian boreal forest: consequences for sustainable</text:p>
          </table:table-cell>
          <table:table-cell table:number-columns-repeated="16374"/>
        </table:table-row>
        <table:table-row table:style-name="ro3">
          <table:table-cell table:number-columns-repeated="2"/>
          <table:table-cell office:value-type="string" table:style-name="ce1">
            <text:p>current annual burn rate</text:p>
          </table:table-cell>
          <table:table-cell table:number-columns-repeated="2" table:style-name="ce1"/>
          <table:table-cell office:value-type="percentage" office:value="0.01" table:style-name="ce2">
            <text:p>1%</text:p>
          </table:table-cell>
          <table:table-cell table:number-columns-repeated="3" table:style-name="ce1"/>
          <table:table-cell office:value-type="string" table:style-name="ce4">
            <text:p>Past, Current and Future Fire Frequency in the Canadian Boreal Forest: Implications for Sustainable Forest Management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strength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lpha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beta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ensity of w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Mg/m3</text:p>
          </table:table-cell>
          <table:table-cell table:number-columns-repeated="2" table:style-name="ce1"/>
          <table:table-cell office:value-type="string" table:style-name="ce1">
            <text:p>The Quantity and Turnover of Dead Wood in Permanent Forest Plots in Six Life Zones of Venezuela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">
            <draw:custom-shape svg:x="0in" svg:y="0in" svg:width="0.33333in" svg:height="0.33333in" draw:z-index="1" draw:id="id0" draw:style-name="a2" draw:name="AutoShape 1">
              <svg:title/>
              <svg:desc>data:image/png;base64,iVBORw0KGgoAAAANSUhEUgAABGIAAAMpCAIAAADAaQLpAAAKZklEQVR4nO3BAQ0AAADCoPdPbQ8HF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waSpgABEyLvwQAAAABJRU5ErkJggg==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333in" draw:z-index="2" draw:id="id1" draw:style-name="a5" draw:name="AutoShape 2">
              <svg:title/>
              <svg:desc>data:image/png;base64,iVBORw0KGgoAAAANSUhEUgAABGIAAAMpCAIAAADAaQLpAAAKZklEQVR4nO3BAQ0AAADCoPdPbQ8HF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waSpgABEyLvwQAAAABJRU5ErkJggg==</svg:desc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333in" draw:z-index="3" draw:id="id2" draw:style-name="a8" draw:name="AutoShape 3">
              <svg:title/>
              <svg:desc>data:image/png;base64,iVBORw0KGgoAAAANSUhEUgAABGIAAAMpCAIAAADAaQLpAAAKZklEQVR4nO3BAQ0AAADCoPdPbQ8HF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waSpgABEyLvwQAAAABJRU5ErkJggg==</svg:desc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dimensionnalisation parameter</text:p>
          </table:table-cell>
          <table:table-cell table:number-columns-repeated="16381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erome</meta:initial-creator>
    <dc:creator>jerome</dc:creator>
    <meta:creation-date>2019-03-21T15:26:35Z</meta:creation-date>
    <dc:date>2019-04-04T14:49:12Z</dc:date>
  </office:meta>
</office:document-meta>
</file>